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ingConfig.VersioningConfig( String home , FileSystemFactory fsf , PersistenceManagerConfig pmc , ISMLockingConfig ismLocking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sioningConfig.getPersistenceManag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ngConfig.getISMLock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ngConfig.getHom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ngConfig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